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Preformatted_20_Text">
      <style:text-properties officeooo:rsid="00079755" officeooo:paragraph-rsid="00079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分支结构</text:p>
      <text:p text:style-name="P1">1.if（条件）</text:p>
      <text:p text:style-name="P1">｛</text:p>
      <text:p text:style-name="P1"><text:s text:c="2"/>//语句 如果条件成立要执行的语句只有一句，大括号可以省略</text:p>
      <text:p text:style-name="P1">｝</text:p>
      <text:p text:style-name="P1"><text:s text:c="2"/>如何通过键盘输入数据</text:p>
      <text:p text:style-name="P1"><text:s text:c="4"/>1.在程序开头import java.util.Scanner;</text:p>
      <text:p text:style-name="P1"><text:s text:c="4"/>2.然后再主函数中</text:p>
      <text:p text:style-name="P1"><text:s text:c="5"/>Scanner s = new Scanner(System.in);</text:p>
      <text:p text:style-name="P1"><text:s text:c="5"/>int age = s.nextInt();通过键盘输入s.nextInt后面的Int可以换成你要的数据类型</text:p>
      <text:p text:style-name="P1"><text:s text:c="5"/>System.out.println有ln就输入换行没有就不换行</text:p>
      <text:p text:style-name="P1"><text:s text:c="4"/>else是与if语句条件相反，如果if条件不成立就执行else语句\</text:p>
      <text:p text:style-name="P1"><text:s text:c="4"/>{}中的语句如果只有一句｛｝可以省略. 闰年的条件：y%4==0&amp;&amp;y%100!=0||y%400==0</text:p>
      <text:p text:style-name="P1"><text:s text:c="5"/>if<text:tab/>语句后面不要加;号，加啦就不执行啦</text:p>
      <text:p text:style-name="P1">案例：import java.util.Scanner;</text:p>
      <text:p text:style-name="P1">class Age </text:p>
      <text:p text:style-name="P1">{</text:p>
      <text:p text:style-name="P1"><text:tab/>public static void main(String[] args) </text:p>
      <text:p text:style-name="P1"><text:tab/>{</text:p>
      <text:p text:style-name="P1"><text:tab/><text:tab/>Scanner s = new Scanner(System.in);</text:p>
      <text:p text:style-name="P1"><text:tab/><text:tab/>System.out.println("shu ru nianling");</text:p>
      <text:p text:style-name="P1"><text:tab/><text:tab/>int age = s.nextInt();</text:p>
      <text:p text:style-name="P1"><text:tab/><text:tab/>if(age &gt;= 120||age &lt; 0)</text:p>
      <text:p text:style-name="P1"><text:tab/><text:tab/><text:tab/>System.out.println("shu ru bu zhengque");</text:p>
      <text:p text:style-name="P1"><text:tab/><text:tab/>else if(age &gt;= 100)</text:p>
      <text:p text:style-name="P1"><text:tab/><text:tab/><text:tab/>System.out.println("much old");</text:p>
      <text:p text:style-name="P1"><text:tab/><text:tab/>else if(age &gt;= 70)</text:p>
      <text:p text:style-name="P1"><text:tab/><text:tab/><text:tab/>System.out.println("elder");</text:p>
      <text:p text:style-name="P1"><text:tab/><text:tab/>else if(age &gt;= 40)</text:p>
      <text:p text:style-name="P1"><text:s text:c="12"/>System.out.println("wrinkly");</text:p>
      <text:p text:style-name="P1"><text:tab/><text:tab/>else if(age &gt;= 18)</text:p>
      <text:p text:style-name="P1"><text:tab/><text:tab/><text:tab/>System.out.println("youth");</text:p>
      <text:p text:style-name="P1"><text:tab/><text:tab/>else if(age&lt;18)</text:p>
      <text:p text:style-name="P1"><text:tab/><text:tab/><text:tab/>System.out.println("child"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6" meta:word-count="239" meta:character-count="882" meta:non-whitespace-character-count="745"/>
    <meta:generator>LibreOffice/5.3.0.3$Windows_X86_64 LibreOffice_project/7074905676c47b82bbcfbea1aeefc84afe1c50e1</meta:generator>
  </office:meta>
</office:document-meta>
</file>